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15cm" fo:min-width="10.39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283cm" fo:min-width="15.812cm"/>
    </style:style>
    <style:style style:name="gr3" style:family="graphic" style:parent-style-name="standard">
      <style:graphic-properties draw:stroke="none" svg:stroke-color="#000000" draw:fill="none" draw:fill-color="#ffffff" fo:min-height="1.869cm"/>
    </style:style>
    <style:style style:name="gr4" style:family="graphic" style:parent-style-name="standard">
      <style:graphic-properties draw:stroke="none" svg:stroke-color="#000000" draw:fill="none" draw:fill-color="#ffffff" fo:min-height="1.961cm"/>
    </style:style>
    <style:style style:name="gr5" style:family="graphic" style:parent-style-name="standard">
      <style:graphic-properties draw:stroke="none" svg:stroke-color="#000000" draw:fill="none" draw:fill-color="#ffffff" fo:min-height="1.839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2.643cm"/>
    </style:style>
    <style:style style:name="gr8" style:family="graphic" style:parent-style-name="standard">
      <style:graphic-properties draw:textarea-horizontal-align="justify" draw:textarea-vertical-align="middle" draw:auto-grow-height="false" fo:min-height="1.732cm" fo:min-width="1.508cm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5.979cm" fo:min-width="1.79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times" fo:font-size="26pt" style:font-size-asian="26pt" style:font-size-complex="26pt"/>
    </style:style>
    <style:style style:name="P3" style:family="paragraph">
      <loext:graphic-properties draw:fill="none" draw:fill-color="#ffffff"/>
      <style:text-properties style:font-name="times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time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1.865cm" svg:height="9.933cm" svg:x="1.581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018cm" svg:height="7.239cm" svg:x="18.272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355cm" svg:height="2.119cm" svg:x="37.591cm" svg:y="5.104cm">
          <draw:text-box>
            <text:p text:style-name="P2"><text:span text:style-name="T1">Engine</text:span></text:p>
            <text:p text:style-name="P2"><text:span text:style-name="T1">x86</text:span></text:p>
          </draw:text-box>
        </draw:frame>
        <draw:frame draw:style-name="gr4" draw:text-style-name="P3" draw:layer="layout" svg:width="3.255cm" svg:height="2.211cm" svg:x="37.61cm" svg:y="23.681cm">
          <draw:text-box>
            <text:p text:style-name="P2"><text:span text:style-name="T1">Engine</text:span></text:p>
            <text:p text:style-name="P2"><text:span text:style-name="T1">ARM</text:span></text:p>
          </draw:text-box>
        </draw:frame>
        <draw:frame draw:style-name="gr5" draw:text-style-name="P3" draw:layer="layout" svg:width="3.81cm" svg:height="2.089cm" svg:x="37.155cm" svg:y="14.456cm">
          <draw:text-box>
            <text:p text:style-name="P2"><text:span text:style-name="T1">Engine </text:span></text:p>
            <text:p text:style-name="P2"><text:span text:style-name="T1">RISC-V</text:span></text:p>
          </draw:text-box>
        </draw:frame>
        <draw:frame draw:style-name="gr6" draw:text-style-name="P3" draw:layer="layout" svg:width="5.842cm" svg:height="1.17cm" svg:x="4.586cm" svg:y="18.472cm">
          <draw:text-box>
            <text:p text:style-name="P2"><text:span text:style-name="T1">Converter x86</text:span></text:p>
          </draw:text-box>
        </draw:frame>
        <draw:custom-shape draw:style-name="gr7" draw:text-style-name="P4" xml:id="id2" draw:id="id2" draw:layer="layout" svg:width="4.445cm" svg:height="2.032cm" svg:x="18.741cm" svg:y="6.856cm">
          <text:p text:style-name="P4">R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4.445cm" svg:height="2.032cm" svg:x="24.841cm" svg:y="6.857cm">
          <text:p text:style-name="P4">Encrypt/</text:p>
          <text:p text:style-name="P4">Decryp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xml:id="id3" draw:id="id3" draw:layer="layout" svg:width="4.445cm" svg:height="2.032cm" svg:x="30.541cm" svg:y="6.858cm">
          <text:p text:style-name="P4">Wri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" draw:id="id1" draw:layer="layout" svg:width="2.84cm" svg:height="2.802cm" svg:x="25.319cm" svg:y="3.151cm">
          <text:p text:style-name="P4">PPM</text:p>
          <text:p text:style-name="P4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25.319cm" svg:y1="4.552cm" svg:x2="20.964cm" svg:y2="6.856cm" draw:start-shape="id1" draw:start-glue-point="6" draw:end-shape="id2" draw:end-glue-point="4" svg:d="M25319 4552h-4355v2304" svg:viewBox="0 0 4356 2305">
          <text:p/>
        </draw:connector>
        <draw:connector draw:style-name="gr9" draw:text-style-name="P5" draw:layer="layout" svg:x1="32.764cm" svg:y1="6.858cm" svg:x2="28.159cm" svg:y2="4.552cm" draw:start-shape="id3" draw:start-glue-point="4" draw:end-shape="id1" draw:end-glue-point="10" svg:d="M32764 6858v-2306h-4605" svg:viewBox="0 0 4606 2307">
          <text:p/>
        </draw:connector>
        <draw:connector draw:style-name="gr9" draw:text-style-name="P5" draw:layer="layout" svg:x1="23.186cm" svg:y1="7.872cm" svg:x2="24.841cm" svg:y2="7.873cm" draw:start-shape="id2" draw:start-glue-point="10" draw:end-shape="id4" draw:end-glue-point="6" svg:d="M23186 7872h827v1h828" svg:viewBox="0 0 1656 2">
          <text:p/>
        </draw:connector>
        <draw:connector draw:style-name="gr9" draw:text-style-name="P5" draw:layer="layout" svg:x1="29.286cm" svg:y1="7.873cm" svg:x2="30.541cm" svg:y2="7.874cm" draw:start-shape="id4" draw:start-glue-point="10" draw:end-shape="id3" svg:d="M29286 7873h627v1h628" svg:viewBox="0 0 1256 2">
          <text:p/>
        </draw:connector>
        <draw:custom-shape draw:style-name="gr2" draw:text-style-name="P1" draw:layer="layout" svg:width="17.018cm" svg:height="7.239cm" svg:x="18.373cm" svg:y="11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out" svg:width="4.445cm" svg:height="2.032cm" svg:x="29.002cm" svg:y="11.422cm">
          <text:p text:style-name="P4">R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1" draw:id="id11" draw:layer="layout" svg:width="4.445cm" svg:height="2.032cm" svg:x="28.902cm" svg:y="13.808cm">
          <text:p text:style-name="P4">Encrypt/</text:p>
          <text:p text:style-name="P4">Decryp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xml:id="id12" draw:id="id12" draw:layer="layout" svg:width="4.445cm" svg:height="2.032cm" svg:x="29.002cm" svg:y="16.267cm">
          <text:p text:style-name="P4">Wri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" draw:id="id13" draw:layer="layout" svg:width="2.84cm" svg:height="2.802cm" svg:x="20.607cm" svg:y="13.446cm">
          <text:p text:style-name="P4">PPM</text:p>
          <text:p text:style-name="P4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7.513cm" svg:y1="9.89cm" svg:x2="26.739cm" svg:y2="3.151cm" draw:start-shape="id5" draw:start-glue-point="0" draw:end-shape="id1" draw:end-glue-point="4" svg:d="M7513 9890v-7240h19226v501" svg:viewBox="0 0 19227 7241">
          <text:p/>
        </draw:connector>
        <draw:custom-shape draw:style-name="gr2" draw:text-style-name="P1" draw:layer="layout" svg:width="17.018cm" svg:height="7.239cm" svg:x="18.374cm" svg:y="20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4.445cm" svg:height="2.032cm" svg:x="18.907cm" svg:y="21.139cm">
          <text:p text:style-name="P4">R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" draw:id="id7" draw:layer="layout" svg:width="4.445cm" svg:height="2.032cm" svg:x="24.749cm" svg:y="21.139cm">
          <text:p text:style-name="P4">Encrypt/</text:p>
          <text:p text:style-name="P4">Decryp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xml:id="id8" draw:id="id8" draw:layer="layout" svg:width="4.445cm" svg:height="2.032cm" svg:x="30.564cm" svg:y="21.166cm">
          <text:p text:style-name="P4">Wri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" draw:id="id9" draw:layer="layout" svg:width="2.84cm" svg:height="2.802cm" svg:x="25.511cm" svg:y="23.976cm">
          <text:p text:style-name="P4">PPM</text:p>
          <text:p text:style-name="P4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23.352cm" svg:y1="22.155cm" svg:x2="24.749cm" svg:y2="22.155cm" draw:start-shape="id6" draw:start-glue-point="10" draw:end-shape="id7" draw:end-glue-point="6" svg:d="M23352 22155h1397" svg:viewBox="0 0 1398 1">
          <text:p/>
        </draw:connector>
        <draw:connector draw:style-name="gr9" draw:text-style-name="P5" draw:layer="layout" svg:x1="29.194cm" svg:y1="22.155cm" svg:x2="30.564cm" svg:y2="22.182cm" draw:start-shape="id7" draw:start-glue-point="10" draw:end-shape="id8" svg:d="M29194 22155h685v27h685" svg:viewBox="0 0 1371 28">
          <text:p/>
        </draw:connector>
        <draw:connector draw:style-name="gr10" draw:text-style-name="P5" draw:layer="layout" svg:x1="7.513cm" svg:y1="19.823cm" svg:x2="26.931cm" svg:y2="26.778cm" draw:start-shape="id5" draw:start-glue-point="2" draw:end-shape="id9" draw:end-glue-point="8" svg:d="M7513 19823v7457h19418v-502" svg:viewBox="0 0 19419 7458">
          <text:p/>
        </draw:connector>
        <draw:connector draw:style-name="gr9" draw:text-style-name="P5" draw:layer="layout" svg:x1="25.511cm" svg:y1="25.377cm" svg:x2="21.13cm" svg:y2="23.171cm" draw:start-shape="id9" draw:start-glue-point="6" draw:end-shape="id6" draw:end-glue-point="8" svg:d="M25511 25377h-4381v-2206" svg:viewBox="0 0 4382 2207">
          <text:p/>
        </draw:connector>
        <draw:connector draw:style-name="gr9" draw:text-style-name="P5" draw:layer="layout" svg:x1="32.787cm" svg:y1="23.198cm" svg:x2="28.351cm" svg:y2="25.377cm" draw:start-shape="id8" draw:start-glue-point="8" draw:end-shape="id9" draw:end-glue-point="10" svg:d="M32787 23198v2179h-4436" svg:viewBox="0 0 4437 2180">
          <text:p/>
        </draw:connector>
        <draw:connector draw:style-name="gr9" draw:text-style-name="P5" draw:layer="layout" svg:x1="33.447cm" svg:y1="12.438cm" svg:x2="33.347cm" svg:y2="14.824cm" draw:start-shape="id10" draw:start-glue-point="10" draw:end-shape="id11" draw:end-glue-point="10" svg:d="M33447 12438h501v2386h-601" svg:viewBox="0 0 602 2387">
          <text:p/>
        </draw:connector>
        <draw:connector draw:style-name="gr9" draw:text-style-name="P5" draw:layer="layout" svg:x1="33.347cm" svg:y1="14.824cm" svg:x2="33.447cm" svg:y2="17.283cm" draw:start-shape="id11" draw:start-glue-point="10" draw:end-shape="id12" draw:end-glue-point="10" svg:d="M33347 14824h601v2459h-501" svg:viewBox="0 0 602 2460">
          <text:p/>
        </draw:connector>
        <draw:connector draw:style-name="gr10" draw:text-style-name="P5" draw:layer="layout" svg:x1="13.446cm" svg:y1="14.856cm" svg:x2="20.607cm" svg:y2="14.847cm" draw:start-shape="id5" draw:start-glue-point="1" draw:end-shape="id13" draw:end-glue-point="6" svg:d="M13446 14856h3581v-9h3580" svg:viewBox="0 0 7162 10">
          <text:p/>
        </draw:connector>
        <draw:connector draw:style-name="gr9" draw:text-style-name="P5" draw:layer="layout" svg:x1="23.447cm" svg:y1="14.847cm" svg:x2="29.002cm" svg:y2="12.438cm" draw:start-shape="id13" draw:start-glue-point="10" draw:end-shape="id10" draw:end-glue-point="6" svg:d="M23447 14847h2778v-2409h2777" svg:viewBox="0 0 5556 2410">
          <text:p/>
        </draw:connector>
        <draw:connector draw:style-name="gr9" draw:text-style-name="P5" draw:layer="layout" svg:x1="29.002cm" svg:y1="17.283cm" svg:x2="23.447cm" svg:y2="14.847cm" draw:start-shape="id12" draw:start-glue-point="6" draw:end-shape="id13" draw:end-glue-point="10" svg:d="M29002 17283h-2777v-2436h-2778" svg:viewBox="0 0 5556 2437">
          <text:p/>
        </draw:connector>
        <draw:custom-shape draw:style-name="gr8" draw:text-style-name="P4" xml:id="id15" draw:id="id15" draw:layer="layout" svg:width="2.84cm" svg:height="2.802cm" svg:x="8.548cm" svg:y="11.406cm">
          <text:p text:style-name="P4">PNG</text:p>
          <text:p text:style-name="P4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6" draw:id="id16" draw:layer="layout" svg:width="2.84cm" svg:height="2.802cm" svg:x="8.49cm" svg:y="14.872cm">
          <text:p text:style-name="P4">JPEG/</text:p>
          <text:p text:style-name="P4">JPG</text:p>
          <text:p text:style-name="P4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2.54cm" svg:height="6.477cm" svg:x="2.743cm" svg:y="11.414cm">
          <text:p text:style-name="P4">N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5.283cm" svg:y1="14.652cm" svg:x2="8.548cm" svg:y2="12.807cm" draw:start-shape="id14" draw:start-glue-point="1" draw:end-shape="id15" draw:end-glue-point="6" svg:d="M5283 14652l3265-1845" svg:viewBox="0 0 3266 1846">
          <text:p/>
        </draw:connector>
        <draw:connector draw:style-name="gr9" draw:text-style-name="P5" draw:layer="layout" draw:type="line" svg:x1="5.283cm" svg:y1="14.652cm" svg:x2="8.49cm" svg:y2="16.273cm" draw:start-shape="id14" draw:start-glue-point="1" draw:end-shape="id16" draw:end-glue-point="6" svg:d="M5283 14652l3207 1621" svg:viewBox="0 0 3208 162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9:47:05.027310798</meta:creation-date>
    <dc:date>2019-10-19T21:11:41.467313979</dc:date>
    <meta:editing-duration>PT1H24M33S</meta:editing-duration>
    <meta:editing-cycles>9</meta:editing-cycles>
    <meta:generator>LibreOffice/6.3.2.2$Linux_X86_64 LibreOffice_project/30$Build-2</meta:generator>
    <meta:document-statistic meta:object-count="40"/>
  </office:meta>
</office:document-meta>
</file>